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378cm" fo:min-width="3.46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1cm" fo:min-width="3.65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95cm" fo:min-width="1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15cm" fo:min-width="5.5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15cm" fo:min-width="6.4cm"/>
    </style:style>
    <style:style style:name="gr8" style:family="graphic" style:parent-style-name="standard">
      <style:graphic-properties draw:fill-color="#ffffff" draw:textarea-horizontal-align="left" draw:textarea-vertical-align="top" draw:auto-grow-height="false" fo:min-height="4.15cm" fo:min-width="7.9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5.6cm" svg:height="2.3cm" svg:x="4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6.6cm" svg:height="2cm" svg:x="6.2cm" svg:y="15.4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2" xml:id="id3" draw:id="id3" draw:layer="layout" svg:width="4.6cm" svg:height="4.4cm" svg:x="4.7cm" svg:y="9.1cm">
          <text:p text:style-name="P1">suma &lt;=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2" xml:id="id2" draw:id="id2" draw:layer="layout" svg:width="6cm" svg:height="2.4cm" svg:x="4.5cm" svg:y="5.3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6.6cm" svg:height="2cm" svg:x="4.7cm" svg:y="19cm">
          <text:p text:style-name="P1">wypisz sum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7" draw:id="id7" draw:layer="layout" svg:width="5.6cm" svg:height="2.3cm" svg:x="4.8cm" svg:y="22.8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7.5cm" svg:y1="3.8cm" svg:x2="7.5cm" svg:y2="5.3cm" draw:start-shape="id1" draw:start-glue-point="8" draw:end-shape="id2" draw:end-glue-point="0" svg:d="M7500 3800v1500" svg:viewBox="0 0 1 1501">
          <text:p/>
        </draw:connector>
        <draw:connector draw:style-name="gr5" draw:text-style-name="P4" draw:layer="layout" draw:type="line" svg:x1="7.5cm" svg:y1="7.7cm" svg:x2="7cm" svg:y2="9.1cm" draw:start-shape="id2" draw:start-glue-point="2" draw:end-shape="id3" draw:end-glue-point="4" svg:d="M7500 7700l-500 1400" svg:viewBox="0 0 501 1401">
          <text:p/>
        </draw:connector>
        <draw:connector draw:style-name="gr5" draw:text-style-name="P5" draw:layer="layout" draw:type="line" svg:x1="7cm" svg:y1="13.5cm" svg:x2="9.5cm" svg:y2="15.4cm" draw:start-shape="id3" draw:start-glue-point="6" draw:end-shape="id4" draw:end-glue-point="5" svg:d="M7000 13500l2500 1900" svg:viewBox="0 0 2501 1901">
          <text:p text:style-name="P1"><text:span text:style-name="T1">TAK</text:span></text:p>
        </draw:connector>
        <draw:connector draw:style-name="gr6" draw:text-style-name="P5" draw:layer="layout" svg:x1="12.6cm" svg:y1="13.4cm" svg:x2="9.3cm" svg:y2="11.3cm" draw:start-shape="id5" draw:end-shape="id3" draw:end-glue-point="7" svg:d="M12600 13400h-1649v-2100h-1651" svg:viewBox="0 0 3301 2101">
          <text:p text:style-name="P1"><text:span text:style-name="T1"/></text:p>
        </draw:connector>
        <draw:custom-shape draw:style-name="gr7" draw:text-style-name="P2" xml:id="id5" draw:id="id5" draw:layer="layout" svg:width="6.9cm" svg:height="2.4cm" svg:x="12.6cm" svg:y="12.2cm">
          <text:p text:style-name="P1">suma = suma + suma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11.975cm" svg:y1="16.4cm" svg:x2="16.05cm" svg:y2="14.6cm" draw:start-shape="id4" draw:start-glue-point="6" draw:end-shape="id5" svg:d="M11975 16400h4075v-1800" svg:viewBox="0 0 4076 1801">
          <text:p/>
        </draw:connector>
        <draw:connector draw:style-name="gr6" draw:text-style-name="P5" draw:layer="layout" svg:x1="4.7cm" svg:y1="11.3cm" svg:x2="5.525cm" svg:y2="20cm" draw:start-shape="id3" draw:start-glue-point="5" draw:end-shape="id6" draw:end-glue-point="9" svg:d="M4700 11300h-501v8700h1326" svg:viewBox="0 0 1327 8701">
          <text:p text:style-name="P1"><text:span text:style-name="T1">NIE</text:span></text:p>
        </draw:connector>
        <draw:connector draw:style-name="gr5" draw:text-style-name="P4" draw:layer="layout" draw:type="line" svg:x1="7.175cm" svg:y1="21cm" svg:x2="7.6cm" svg:y2="22.8cm" draw:start-shape="id6" draw:start-glue-point="7" draw:end-shape="id7" draw:end-glue-point="4" svg:d="M7175 21000l425 1800" svg:viewBox="0 0 426 1801">
          <text:p/>
        </draw:connector>
        <draw:custom-shape draw:style-name="gr8" draw:text-style-name="P2" draw:layer="layout" svg:width="8.4cm" svg:height="4.4cm" svg:x="11.4cm" svg:y="1.9cm">
          <text:p>Program sumuje liczby podawane przez użytkownika do momentu kiedy ich suma przekroczy 75. Na konie drukuje sume.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7T08:05:42.139041460</meta:creation-date>
    <dc:date>2018-09-27T08:40:16.526840974</dc:date>
    <meta:editing-duration>PT3M13S</meta:editing-duration>
    <meta:editing-cycles>2</meta:editing-cycles>
    <meta:generator>LibreOffice/6.0.3.2$Linux_X86_64 LibreOffice_project/00m0$Build-2</meta:generator>
    <meta:document-statistic meta:object-count="15"/>
  </office:meta>
</office:document-meta>
</file>